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byssinica SIL" svg:font-family="'Abyssinica SI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byssinica SIL1" svg:font-family="'Abyssinica SI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Abyssinica SIL" fo:font-size="12pt" fo:language="en" fo:country="none" style:font-size-asian="12pt" style:font-name-complex="Abyssinica SIL1" style:font-size-complex="12pt"/>
    </style:style>
    <style:style style:name="P2" style:family="paragraph" style:parent-style-name="Standard">
      <style:text-properties style:font-name="Abyssinica SIL" fo:font-size="12pt" fo:language="en" fo:country="none" officeooo:rsid="0003dac0" officeooo:paragraph-rsid="0003dac0" style:font-size-asian="12pt" style:font-name-complex="Abyssinica SIL1" style:font-size-complex="12pt"/>
    </style:style>
    <style:style style:name="P3" style:family="paragraph" style:parent-style-name="Standard">
      <style:text-properties style:font-name="Abyssinica SIL" fo:font-size="12pt" fo:language="en" fo:country="none" officeooo:rsid="000709e2" officeooo:paragraph-rsid="000709e2" style:font-size-asian="12pt" style:font-name-complex="Abyssinica SIL1" style:font-size-complex="12pt"/>
    </style:style>
    <style:style style:name="P4" style:family="paragraph" style:parent-style-name="Standard">
      <style:text-properties style:font-name="Abyssinica SIL" fo:font-size="12pt" fo:language="en" fo:country="none" officeooo:rsid="000ba72e" officeooo:paragraph-rsid="000ba72e" style:font-size-asian="12pt" style:font-name-complex="Abyssinica SIL1" style:font-size-complex="12pt"/>
    </style:style>
    <style:style style:name="P5" style:family="paragraph" style:parent-style-name="Standard">
      <style:text-properties style:font-name="Abyssinica SIL" fo:font-size="12pt" fo:language="en" fo:country="none" officeooo:rsid="000ba72e" officeooo:paragraph-rsid="005932fb" style:font-size-asian="12pt" style:font-name-complex="Abyssinica SIL1" style:font-size-complex="12pt"/>
    </style:style>
    <style:style style:name="P6" style:family="paragraph" style:parent-style-name="Standard">
      <style:text-properties style:font-name="Abyssinica SIL" fo:font-size="12pt" fo:language="en" fo:country="none" officeooo:rsid="00173bc5" officeooo:paragraph-rsid="00173bc5" style:font-size-asian="12pt" style:font-name-complex="Abyssinica SIL1" style:font-size-complex="12pt"/>
    </style:style>
    <style:style style:name="P7" style:family="paragraph" style:parent-style-name="Standard">
      <style:text-properties style:font-name="Abyssinica SIL" fo:font-size="12pt" fo:language="en" fo:country="none" officeooo:rsid="00100f9f" officeooo:paragraph-rsid="000c808e" style:font-size-asian="12pt" style:font-name-complex="Abyssinica SIL1" style:font-size-complex="12pt"/>
    </style:style>
    <style:style style:name="P8" style:family="paragraph" style:parent-style-name="Standard">
      <style:text-properties style:font-name="Abyssinica SIL" fo:font-size="12pt" fo:language="en" fo:country="none" officeooo:rsid="00100f9f" officeooo:paragraph-rsid="004ba381" style:font-size-asian="12pt" style:font-name-complex="Abyssinica SIL1" style:font-size-complex="12pt"/>
    </style:style>
    <style:style style:name="P9" style:family="paragraph" style:parent-style-name="Standard">
      <style:text-properties style:font-name="Abyssinica SIL" fo:font-size="12pt" fo:language="en" fo:country="none" officeooo:rsid="0019480a" officeooo:paragraph-rsid="0019480a" style:font-size-asian="12pt" style:font-name-complex="Abyssinica SIL1" style:font-size-complex="12pt"/>
    </style:style>
    <style:style style:name="P10" style:family="paragraph" style:parent-style-name="Standard">
      <style:text-properties style:font-name="Abyssinica SIL" fo:font-size="12pt" fo:language="en" fo:country="none" officeooo:rsid="0026f163" officeooo:paragraph-rsid="0026f163" style:font-size-asian="12pt" style:font-name-complex="Abyssinica SIL1" style:font-size-complex="12pt"/>
    </style:style>
    <style:style style:name="P11" style:family="paragraph" style:parent-style-name="Standard">
      <style:text-properties style:font-name="Abyssinica SIL" fo:font-size="12pt" fo:language="en" fo:country="none" style:text-underline-style="none" fo:font-weight="normal" officeooo:rsid="000c808e" officeooo:paragraph-rsid="000c808e" style:font-size-asian="12pt" style:font-weight-asian="normal" style:font-name-complex="Abyssinica SIL1" style:font-size-complex="12pt" style:font-weight-complex="normal"/>
    </style:style>
    <style:style style:name="P12" style:family="paragraph" style:parent-style-name="Standard">
      <style:text-properties style:font-name="Abyssinica SIL" fo:font-size="12pt" fo:language="en" fo:country="none" fo:font-weight="bold" officeooo:rsid="00385bcf" officeooo:paragraph-rsid="00385bcf" style:font-size-asian="12pt" style:font-weight-asian="bold" style:font-name-complex="Abyssinica SIL1" style:font-size-complex="12pt" style:font-weight-complex="bold"/>
    </style:style>
    <style:style style:name="P13" style:family="paragraph" style:parent-style-name="Standard">
      <style:text-properties style:font-name="Abyssinica SIL" fo:font-size="12pt" fo:language="en" fo:country="none" fo:font-weight="bold" officeooo:rsid="000ba72e" officeooo:paragraph-rsid="004ba381" style:font-size-asian="12pt" style:font-weight-asian="bold" style:font-name-complex="Abyssinica SIL1" style:font-size-complex="12pt" style:font-weight-complex="bold"/>
    </style:style>
    <style:style style:name="P14" style:family="paragraph" style:parent-style-name="Standard">
      <style:text-properties style:font-name="Abyssinica SIL" fo:font-size="12pt" fo:language="en" fo:country="none" style:text-underline-style="solid" style:text-underline-width="auto" style:text-underline-color="font-color" fo:font-weight="bold" style:font-size-asian="12pt" style:font-weight-asian="bold" style:font-name-complex="Abyssinica SIL1" style:font-size-complex="12pt" style:font-weight-complex="bold"/>
    </style:style>
    <style:style style:name="P15" style:family="paragraph" style:parent-style-name="Standard">
      <style:text-properties style:font-name="Abyssinica SIL" fo:font-size="14pt" fo:language="en" fo:country="none" fo:font-weight="bold" officeooo:rsid="0019480a" officeooo:paragraph-rsid="0019480a" style:font-size-asian="14pt" style:font-weight-asian="bold" style:font-name-complex="Abyssinica SIL1" style:font-size-complex="14pt" style:font-weight-complex="bold"/>
    </style:style>
    <style:style style:name="P16" style:family="paragraph" style:parent-style-name="Standard">
      <style:text-properties style:font-name="Abyssinica SIL" fo:font-size="16pt" fo:language="en" fo:country="none" fo:font-weight="bold" style:font-size-asian="16pt" style:font-weight-asian="bold" style:font-name-complex="Abyssinica SIL1" style:font-size-complex="16pt" style:font-weight-complex="bold"/>
    </style:style>
    <style:style style:name="P17" style:family="paragraph" style:parent-style-name="Standard">
      <style:text-properties style:font-name="Abyssinica SIL" fo:font-size="16pt" fo:language="en" fo:country="none" style:text-underline-style="solid" style:text-underline-width="auto" style:text-underline-color="font-color" fo:font-weight="bold" style:font-size-asian="16pt" style:font-weight-asian="bold" style:font-name-complex="Abyssinica SIL1" style:font-size-complex="16pt" style:font-weight-complex="bold"/>
    </style:style>
    <style:style style:name="P18" style:family="paragraph" style:parent-style-name="Standard" style:master-page-name="Standard">
      <style:paragraph-properties style:page-number="auto"/>
      <style:text-properties style:font-name="Abyssinica SIL" fo:font-size="20pt" fo:language="en" fo:country="none" style:text-underline-style="solid" style:text-underline-width="auto" style:text-underline-color="font-color" fo:font-weight="bold" style:font-size-asian="20pt" style:font-weight-asian="bold" style:font-name-complex="Abyssinica SIL1" style:font-size-complex="20pt" style:font-weight-complex="bold"/>
    </style:style>
    <style:style style:name="P19" style:family="paragraph" style:parent-style-name="Standard">
      <style:text-properties style:font-name="Abyssinica SIL" fo:font-size="12pt" fo:language="en" fo:country="none" officeooo:rsid="005932fb" officeooo:paragraph-rsid="005932fb" style:font-size-asian="12pt" style:font-name-complex="Abyssinica SIL1" style:font-size-complex="12pt"/>
    </style:style>
    <style:style style:name="P20" style:family="paragraph" style:parent-style-name="Standard">
      <style:text-properties officeooo:paragraph-rsid="0068f73f"/>
    </style:style>
    <style:style style:name="T1" style:family="text">
      <style:text-properties officeooo:rsid="000ba72e"/>
    </style:style>
    <style:style style:name="T2" style:family="text">
      <style:text-properties officeooo:rsid="00132a03"/>
    </style:style>
    <style:style style:name="T3" style:family="text">
      <style:text-properties officeooo:rsid="001b0212"/>
    </style:style>
    <style:style style:name="T4" style:family="text">
      <style:text-properties officeooo:rsid="0021c54a"/>
    </style:style>
    <style:style style:name="T5" style:family="text">
      <style:text-properties officeooo:rsid="0024ee66"/>
    </style:style>
    <style:style style:name="T6" style:family="text">
      <style:text-properties officeooo:rsid="00291a89"/>
    </style:style>
    <style:style style:name="T7" style:family="text">
      <style:text-properties officeooo:rsid="002c4979"/>
    </style:style>
    <style:style style:name="T8" style:family="text">
      <style:text-properties officeooo:rsid="0035c850"/>
    </style:style>
    <style:style style:name="T9" style:family="text">
      <style:text-properties style:font-name="Abyssinica SIL" fo:font-size="12pt" fo:language="en" fo:country="none" officeooo:rsid="00605f0c" style:font-size-asian="12pt" style:font-name-complex="Abyssinica SIL1" style:font-size-complex="12pt"/>
    </style:style>
    <style:style style:name="T10" style:family="text">
      <style:text-properties style:font-name="Abyssinica SIL" fo:font-size="12pt" fo:language="en" fo:country="none" officeooo:rsid="0005b1e3" style:font-size-asian="12pt" style:font-name-complex="Abyssinica SIL1" style:font-size-complex="12pt"/>
    </style:style>
    <style:style style:name="T11" style:family="text">
      <style:text-properties style:font-name="Abyssinica SIL" fo:font-size="12pt" fo:language="en" fo:country="none" officeooo:rsid="0007bfaa" style:font-size-asian="12pt" style:font-name-complex="Abyssinica SIL1" style:font-size-complex="12pt"/>
    </style:style>
    <style:style style:name="T12" style:family="text">
      <style:text-properties style:font-name="Abyssinica SIL" fo:font-size="12pt" fo:language="en" fo:country="none" officeooo:rsid="0068f73f" style:font-size-asian="12pt" style:font-name-complex="Abyssinica SIL1" style:font-size-complex="12pt"/>
    </style:style>
    <style:style style:name="T13" style:family="text">
      <style:text-properties style:font-name="Abyssinica SIL" fo:font-size="12pt" fo:language="en" fo:country="none" officeooo:rsid="0071b95d" style:font-size-asian="12pt" style:font-name-complex="Abyssinica SIL1" style:font-size-complex="12pt"/>
    </style:style>
    <style:style style:name="T14" style:family="text">
      <style:text-properties style:font-name="Abyssinica SIL" fo:font-size="12pt" fo:language="en" fo:country="none" officeooo:rsid="0076e458" style:font-size-asian="12pt" style:font-name-complex="Abyssinica SIL1" style:font-size-complex="12pt"/>
    </style:style>
    <style:style style:name="T15" style:family="text">
      <style:text-properties style:font-name="Abyssinica SIL" fo:font-size="12pt" fo:language="en" fo:country="none" officeooo:rsid="00796281" style:font-size-asian="12pt" style:font-name-complex="Abyssinica SIL1" style:font-size-complex="12pt"/>
    </style:style>
    <style:style style:name="T16" style:family="text">
      <style:text-properties style:font-name="Abyssinica SIL" fo:font-size="12pt" fo:language="en" fo:country="none" officeooo:rsid="007c1e0a" style:font-size-asian="12pt" style:font-name-complex="Abyssinica SIL1" style:font-size-complex="12pt"/>
    </style:style>
    <style:style style:name="T17" style:family="text">
      <style:text-properties style:font-name="Abyssinica SIL" fo:font-size="12pt" fo:language="en" fo:country="none" officeooo:rsid="00883053" style:font-size-asian="12pt" style:font-name-complex="Abyssinica SIL1" style:font-size-complex="12pt"/>
    </style:style>
    <style:style style:name="T18" style:family="text">
      <style:text-properties style:font-name="Abyssinica SIL" fo:font-size="12pt" fo:language="en" fo:country="none" officeooo:rsid="008c3ddf" style:font-size-asian="12pt" style:font-name-complex="Abyssinica SIL1" style:font-size-complex="12pt"/>
    </style:style>
    <style:style style:name="T19" style:family="text">
      <style:text-properties style:font-name="Abyssinica SIL" fo:font-size="12pt" fo:language="en" fo:country="none" officeooo:rsid="008f6a0b" style:font-size-asian="12pt" style:font-name-complex="Abyssinica SIL1" style:font-size-complex="12pt"/>
    </style:style>
    <style:style style:name="T20" style:family="text">
      <style:text-properties style:font-name="Abyssinica SIL" fo:font-size="12pt" fo:language="en" fo:country="none" officeooo:rsid="00924f2a" style:font-size-asian="12pt" style:font-name-complex="Abyssinica SIL1" style:font-size-complex="12pt"/>
    </style:style>
    <style:style style:name="T21" style:family="text">
      <style:text-properties style:font-name="Abyssinica SIL" fo:font-size="12pt" fo:language="en" fo:country="none" officeooo:rsid="00950c55" style:font-size-asian="12pt" style:font-name-complex="Abyssinica SIL1" style:font-size-complex="12pt"/>
    </style:style>
    <style:style style:name="T22" style:family="text">
      <style:text-properties style:font-name="Abyssinica SIL" fo:font-size="12pt" fo:language="en" fo:country="none" officeooo:rsid="009c2fa5" style:font-size-asian="12pt" style:font-name-complex="Abyssinica SIL1" style:font-size-complex="12pt"/>
    </style:style>
    <style:style style:name="T23" style:family="text">
      <style:text-properties style:font-name="Abyssinica SIL" fo:font-size="12pt" fo:language="en" fo:country="none" officeooo:rsid="00605f0c" style:font-name-asian="宋体" style:font-size-asian="12pt" style:language-asian="zh" style:country-asian="CN" style:font-name-complex="Abyssinica SIL1" style:font-size-complex="12pt" style:language-complex="ar" style:country-complex="SA"/>
    </style:style>
    <style:style style:name="T24" style:family="text">
      <style:text-properties style:font-name="Abyssinica SIL" fo:font-size="12pt" fo:language="en" fo:country="none" officeooo:rsid="0065b877" style:font-name-asian="宋体" style:font-size-asian="12pt" style:language-asian="zh" style:country-asian="CN" style:font-name-complex="Abyssinica SIL1" style:font-size-complex="12pt" style:language-complex="ar" style:country-complex="SA"/>
    </style:style>
    <style:style style:name="T25" style:family="text">
      <style:text-properties style:font-name="Abyssinica SIL" fo:font-size="12pt" fo:language="en" fo:country="none" officeooo:rsid="0068f73f" style:font-name-asian="宋体" style:font-size-asian="12pt" style:language-asian="zh" style:country-asian="CN" style:font-name-complex="Abyssinica SIL1" style:font-size-complex="12pt" style:language-complex="ar" style:country-complex="SA"/>
    </style:style>
    <style:style style:name="T26" style:family="text">
      <style:text-properties style:font-name="Abyssinica SIL" fo:font-size="12pt" fo:language="en" fo:country="none" officeooo:rsid="006be4f4" style:font-name-asian="宋体" style:font-size-asian="12pt" style:language-asian="zh" style:country-asian="CN" style:font-name-complex="Abyssinica SIL1" style:font-size-complex="12pt" style:language-complex="ar" style:country-complex="SA"/>
    </style:style>
    <style:style style:name="T27" style:family="text">
      <style:text-properties style:font-name="Abyssinica SIL" fo:font-size="12pt" fo:language="en" fo:country="none" officeooo:rsid="006f986b" style:font-name-asian="宋体" style:font-size-asian="12pt" style:language-asian="zh" style:country-asian="CN" style:font-name-complex="Abyssinica SIL1" style:font-size-complex="12pt" style:language-complex="ar" style:country-complex="SA"/>
    </style:style>
    <style:style style:name="T28" style:family="text">
      <style:text-properties style:font-name="Abyssinica SIL" fo:font-size="12pt" fo:language="en" fo:country="none" officeooo:rsid="007c1e0a" style:font-name-asian="宋体" style:font-size-asian="12pt" style:language-asian="zh" style:country-asian="CN" style:font-name-complex="Abyssinica SIL1" style:font-size-complex="12pt" style:language-complex="ar" style:country-complex="SA"/>
    </style:style>
    <style:style style:name="T29" style:family="text">
      <style:text-properties style:font-name="Abyssinica SIL" fo:font-size="12pt" fo:language="en" fo:country="none" officeooo:rsid="007eb7c2" style:font-name-asian="宋体" style:font-size-asian="12pt" style:language-asian="zh" style:country-asian="CN" style:font-name-complex="Abyssinica SIL1" style:font-size-complex="12pt" style:language-complex="ar" style:country-complex="SA"/>
    </style:style>
    <style:style style:name="T30" style:family="text">
      <style:text-properties style:font-name="Abyssinica SIL" fo:font-size="12pt" fo:language="en" fo:country="none" officeooo:rsid="0083e890" style:font-name-asian="宋体" style:font-size-asian="12pt" style:language-asian="zh" style:country-asian="CN" style:font-name-complex="Abyssinica SIL1" style:font-size-complex="12pt" style:language-complex="ar" style:country-complex="SA"/>
    </style:style>
    <style:style style:name="T31" style:family="text">
      <style:text-properties style:font-name="Abyssinica SIL" fo:font-size="12pt" fo:language="en" fo:country="none" officeooo:rsid="00861f8c" style:font-name-asian="宋体" style:font-size-asian="12pt" style:language-asian="zh" style:country-asian="CN" style:font-name-complex="Abyssinica SIL1" style:font-size-complex="12pt" style:language-complex="ar" style:country-complex="SA"/>
    </style:style>
    <style:style style:name="T32" style:family="text">
      <style:text-properties style:font-name="Abyssinica SIL" fo:font-size="12pt" fo:language="en" fo:country="none" officeooo:rsid="00883053" style:font-name-asian="宋体" style:font-size-asian="12pt" style:language-asian="zh" style:country-asian="CN" style:font-name-complex="Abyssinica SIL1" style:font-size-complex="12pt" style:language-complex="ar" style:country-complex="SA"/>
    </style:style>
    <style:style style:name="T33" style:family="text">
      <style:text-properties officeooo:rsid="007c1e0a"/>
    </style:style>
    <style:style style:name="T34" style:family="text">
      <style:text-properties officeooo:rsid="008830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ecure Operating Systems - the fundamentals of OS design: Windows 10 Analysis</text:p>
      <text:p text:style-name="P1"/>
      <text:p text:style-name="P1">Process/thread, file, IO, memory management, low-level security features (encryption tools)</text:p>
      <text:p text:style-name="P1"/>
      <text:p text:style-name="P16">Introduction</text:p>
      <text:p text:style-name="P20"><text:span text:style-name="T9">Computers without software are </text:span><text:span text:style-name="T32">of challenging use to</text:span><text:span text:style-name="T9"> humans, they are simply solid parts and </text:span><text:span text:style-name="T25">data stored in </text:span><text:span text:style-name="T26">a solid, </text:span><text:span text:style-name="T27">electronic, or magnetic</text:span><text:span text:style-name="T26"> state</text:span><text:span text:style-name="T9">. The software in computers allows data to be read in certain formats and processes to be performed. This software is split into two categories: system programs that manage the operation of the computer, and application </text:span><text:span text:style-name="T23">programs which perform tasks </text:span><text:span text:style-name="T24">for</text:span><text:span text:style-name="T23"> the human user</text:span><text:span text:style-name="T9">. </text:span><text:span text:style-name="T15">The</text:span><text:span text:style-name="T9"> </text:span><text:span text:style-name="T14">o</text:span><text:span text:style-name="T10">perating system </text:span><text:span text:style-name="T14">is</text:span><text:span text:style-name="T12"> </text:span><text:span text:style-name="T13">a middle-man between the hardware and the software, </text:span><text:span text:style-name="T16">allowing communication </text:span><text:span text:style-name="T29">through one to the other </text:span><text:span text:style-name="T30">to perform tasks </text:span><text:span text:style-name="T31">or glean knowledge of state</text:span><text:span text:style-name="T29">.</text:span><text:span text:style-name="T13"> </text:span></text:p>
      <text:p text:style-name="P20"><text:span text:style-name="T10"/></text:p>
      <text:p text:style-name="P20"><text:span text:style-name="T10">This report will delve into the security features found in the Windows </text:span><text:span text:style-name="T20">operating system</text:span><text:span text:style-name="T10">, up to Windows 10. And compare it to the Mac OS. </text:span><text:span text:style-name="T18">Particularly focussing on the file system. </text:span><text:span text:style-name="T21">A</text:span><text:span text:style-name="T11"> system which stores and organizes data found in the hardware. This report will </text:span><text:span text:style-name="T22">acknowledge</text:span><text:span text:style-name="T11"> the security features used to protect this data. </text:span></text:p>
      <text:p text:style-name="P2"/>
      <text:p text:style-name="P1"/>
      <text:p text:style-name="P1">Body</text:p>
      <text:p text:style-name="P1"/>
      <text:p text:style-name="P1">Security</text:p>
      <text:p text:style-name="P1">What features there are</text:p>
      <text:p text:style-name="P3">Windows includes various security features including: <text:span text:style-name="T1">secur</text:span></text:p>
      <text:p text:style-name="P1"/>
      <text:p text:style-name="P17">How OS supports and provides listed features</text:p>
      <text:p text:style-name="P11">Windows supports optional security features for file systems and the operating system. There are different types of file systems that can be implemented these include NTFS, FAT, CDFS, UDFS, TDBSS, and SMB. Other operating systems may have different types of file systems also. </text:p>
      <text:p text:style-name="P7"/>
      <text:p text:style-name="P15">Access control</text:p>
      <text:p text:style-name="P9">Access control manages which users can access resources in the operating system. <text:span text:style-name="T5">This includes access tokens that contain information about a user, and security descriptors which contain security information about a </text:span><text:soft-page-break/><text:span text:style-name="T5">securable object. </text:span></text:p>
      <text:p text:style-name="P9"/>
      <text:p text:style-name="P13">Security descriptors</text:p>
      <text:p text:style-name="P8">Windows includes securable objects. These include all named windows objects and some unamed ones including processes and threads. <text:span text:style-name="T2">These objects can have security descriptors, these contain all the security information associated with the object.</text:span></text:p>
      <text:p text:style-name="P9"/>
      <text:p text:style-name="P12">Priviledges and audits</text:p>
      <text:p text:style-name="P10">Users can have priviledges, these allow or restrict access to certain parts of the operating system. Such as a guest may not have read/write permissions but an administrator is able to change resources across all users. <text:span text:style-name="T6">Custom user groups can be made to predefine groups of priviledges. </text:span><text:span text:style-name="T8">Audits are created when users attempt to access resources, these serve as a log of all who have attempted to access a resource and can flag any suspicious behaviour.</text:span></text:p>
      <text:p text:style-name="P4"/>
      <text:p text:style-name="P5">Kernel extended attributes:</text:p>
      <text:p text:style-name="P5"/>
      <text:p text:style-name="P19">Client/server access control</text:p>
      <text:p text:style-name="P5"><text:line-break/></text:p>
      <text:p text:style-name="P4"/>
      <text:p text:style-name="P1">Timeline of which versions features were introduced to</text:p>
      <text:p text:style-name="P1">Comparison of features with Mac OS</text:p>
      <text:p text:style-name="P14">Effects on application developers</text:p>
      <text:p text:style-name="P6">Application developers can manipulate the functions and security of the operating system using the programming interface provided by Microsoft. <text:span text:style-name="T3">For instance, applications can call access control functions that manage access control for resources </text:span><text:span text:style-name="T4">in the operating system</text:span><text:span text:style-name="T3">. </text:span><text:span text:style-name="T7">Security descriptors found on securable objects will often contain a discretionary access control list (DACL) that lists the users and groups allowed or denied access to the object, and a system access control list (SACL) that notes how the system audits attempts to access the object.</text:span></text:p>
      <text:p text:style-name="P1"/>
      <text:p text:style-name="P1"/>
      <text:p text:style-name="P1">Reliability</text:p>
      <text:p text:style-name="P1"/>
      <text:p text:style-name="P1">Protection</text:p>
      <text:p text:style-name="P1"/>
      <text:p text:style-name="P1">Conclusion</text:p>
      <text:p text:style-name="P1">Recommendations for hardening the system and OS file systems</text:p>
      <text:p text:style-name="P1">Personal reflection</text:p>
      <text:p text:style-name="P1"><text:soft-page-break/></text:p>
      <text:p text:style-name="P1">Citations<text:bookmark text:name="_GoBack"/></text:p>
      <text:p text:style-name="P1"/>
      <text:p text:style-name="P1"/>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byssinica SIL" svg:font-family="'Abyssinica SI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byssinica SIL1" svg:font-family="'Abyssinica SI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宋体"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Calibri" fo:font-size="10pt" fo:language="en" fo:country="US" style:letter-kerning="false" style:font-name-asian="宋体" style:font-size-asian="10pt" style:language-asian="zh" style:country-asian="CN" style:font-name-complex="DejaVu Sans"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DejaVu Sans" style:font-family-complex="'DejaVu Sans'"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5T20:38:00</meta:creation-date>
    <meta:initial-creator>louise</meta:initial-creator>
    <dc:date>2023-02-14T21:52:04.059984412</dc:date>
    <meta:editing-cycles>49</meta:editing-cycles>
    <meta:editing-duration>PT13H10M35S</meta:editing-duration>
    <meta:generator>LibreOffice/6.4.7.2$Linux_X86_64 LibreOffice_project/40$Build-2</meta:generator>
    <meta:document-statistic meta:table-count="0" meta:image-count="0" meta:object-count="0" meta:page-count="3" meta:paragraph-count="30" meta:word-count="506" meta:character-count="3341" meta:non-whitespace-character-count="2859"/>
    <meta:user-defined meta:name="DocSecurity" meta:value-type="float">0</meta:user-defined>
    <meta:user-defined meta:name="KSOProductBuildVer">2057-11.1.0.9505</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